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master-page-name="Standard">
      <style:paragraph-properties style:page-number="auto"/>
    </style:style>
    <style:style style:name="T1" style:family="text">
      <style:text-properties style:font-name="Times New Roman" fo:font-size="12pt" style:font-name-asian="Times New Roman1" style:font-size-asian="12pt"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kash Kejriwal</text:span></text:p>
      <text:p text:style-name="Standard"><text:span text:style-name="T1">15-112 Section H </text:span></text:p>
      <text:p text:style-name="Standard"><text:span text:style-name="T1">30 April 2015 </text:span></text:p>
      <text:p text:style-name="Standard"><text:span text:style-name="T1">TP3 Deliverable</text:span></text:p>
      <text:p text:style-name="P1"><text:span text:style-name="T1">Design </text:span></text:p>
      <text:p text:style-name="Standard"/>
      <text:p text:style-name="Standard"><text:span text:style-name="T1"><text:tab/>The modules I plan to use in this project include: music21, a toolkit for computer-aided musicology developed by the Massachusetts Institute of Technology. </text:span></text:p>
      <text:p text:style-name="Standard"/>
      <text:p text:style-name="P2"><text:span text:style-name="T1">The end product of my term project will be able to: analyze a data file containing information on a music score and generate a staff. The program will then play the data file (song) and then the staff itself will animate which note is currently being played. Alongside this feature, a cello fingerboard will be drawn and as note each is being played, the fingerboard will animate drawing circles on the fretboard; signifying to the user how to actually play the note on the cello. Another feature in this project will allow users to write their own scores by selecting on the staff where to place a note and choosing from several options. After they write their score, they can play it and then proceed to see how to play the notes on the cello. </text:span></text:p>
      <text:p text:style-name="Standard"/>
      <text:p text:style-name="P2"><text:span text:style-name="T1">To do this project, I am using the module, music21, a toolkit for computer-aided musicology developed by the Massachusetts Institute of Technology. The music21 module has been able to analyze a xml file that contains information on the music score. By calling music21 methods and by writing my own methods, I am able to pull out information from the data such as a list of notes and pitches, time signature, clef, and tempo. The notes themselves are objects that have attributes such as pitch, frequency, duration, etc. For the first general feature of the project, I am analyzing the data music21 parses and then drawing a staff with the respective features of the score. I am using Tkinter to draw the staff along with the respective notes.To do this, I have to associate clicking at a certain point on the staff, the respective note will be drawn along with the type of note. I chose to represent sound <text:s/>internally by using simpleAudio, written by David Kosbie. </text:span></text:p>
      <text:p text:style-name="P2"><text:span text:style-name="T1"/></text:p>
      <text:p text:style-name="P2"><text:span text:style-name="T1">To go about doing this program, I created several dictionaries and lists that had an associated key to a certain value. Each note, after research, is assigned a MIDI value which is a numeric number. I used this MIDI number to serve as a key in several dictionaries and then assigned values to them such as pitch, duration, location on fingerboard/staff, other supporting values. By doing this, I was able to gather all the data for a specific note by calling the same key in several dictionaries. Also, when I transferred data from the user function to the reader function, it was straightforward parsing the data and retaining the information I would like to have. </text:span></text:p>
      <text:p text:style-name="P3"><text:span text:style-name="T1"/></text:p>
      <text:p text:style-name="P2"/>
      <text:p text:style-name="P3"><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0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39in" fo:margin-bottom="0in"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list-style-name="" style:class="text">
      <style:paragraph-properties fo:margin-top="0.139in" fo:margin-bottom="0in"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list-style-name="" style:class="text">
      <style:paragraph-properties fo:margin-top="0.111in" fo:margin-bottom="0in"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list-style-name="" style:class="text">
      <style:paragraph-properties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list-style-name="" style:class="text">
      <style:paragraph-properties fo:margin-top="0.111in" fo:margin-bottom="0in"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list-style-name="" style:class="text">
      <style:paragraph-properties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list-style-name="" style:class="chapter">
      <style:paragraph-properties fo:margin-top="0in" fo:margin-bottom="0in" fo:line-height="100%"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in" fo:margin-bottom="0.139in" fo:line-height="100%"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0" meta:word-count="450" meta:character-count="2602"/>
    <dc:date>2015-04-30T16:09:54.09</dc:date>
    <dc:creator>Akash Kejriwal</dc:creator>
    <meta:generator>OpenOffice/4.1.0$Win32 OpenOffice.org_project/410m18$Build-9764</meta:generator>
  </office:meta>
</office:document-meta>
</file>